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5cm"/>
    </style:style>
    <style:style style:name="co2" style:family="table-column">
      <style:table-column-properties fo:break-before="auto" style:column-width="0.577cm"/>
    </style:style>
    <style:style style:name="co3" style:family="table-column">
      <style:table-column-properties fo:break-before="auto" style:column-width="5.644cm"/>
    </style:style>
    <style:style style:name="co4" style:family="table-column">
      <style:table-column-properties fo:break-before="auto" style:column-width="3.159cm"/>
    </style:style>
    <style:style style:name="co5" style:family="table-column">
      <style:table-column-properties fo:break-before="auto" style:column-width="12.37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configura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FONCTION</text:p>
          </table:table-cell>
          <table:table-cell office:value-type="string">
            <text:p>RANGE</text:p>
          </table:table-cell>
          <table:table-cell office:value-type="string">
            <text:p>COMMENT</text:p>
          </table:table-cell>
        </table:table-row>
        <table:table-row table:style-name="ro2">
          <table:table-cell office:value-type="string">
            <text:p>GLOBAL</text:p>
          </table:table-cell>
          <table:table-cell office:value-type="float" office:value="1">
            <text:p>1</text:p>
          </table:table-cell>
          <table:table-cell office:value-type="string">
            <text:p>In</text:p>
          </table:table-cell>
          <table:table-cell office:value-type="string">
            <text:p>omni-[1 :16]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Out</text:p>
          </table:table-cell>
          <table:table-cell office:value-type="string">
            <text:p>[1 :16]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Program number</text:p>
          </table:table-cell>
          <table:table-cell office:value-type="string">
            <text:p>[0 :127]-none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Sequencer/Arpeggiator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lock in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Clock out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Key echo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Click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Use exclusive</text:p>
          </table:table-cell>
          <table:table-cell office:value-type="string">
            <text:p>Off-On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Dump project</text:p>
          </table:table-cell>
          <table:table-cell office:value-type="string">
            <text:p>work area or [1:xx]</text:p>
          </table:table-cell>
          <table:table-cell office:value-type="string">
            <text:p>Number of projets not known at the momen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Load project</text:p>
          </table:table-cell>
          <table:table-cell office:value-type="string">
            <text:p>work area or [1:xx]</text:p>
          </table:table-cell>
          <table:table-cell office:value-type="string">
            <text:p>Number of projets not known at the moment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Save project</text:p>
          </table:table-cell>
          <table:table-cell office:value-type="string">
            <text:p>work area or [1:xx]</text:p>
          </table:table-cell>
          <table:table-cell office:value-type="string">
            <text:p>Number of projets not known at the moment</text:p>
          </table:table-cell>
        </table:table-row>
        <table:table-row table:style-name="ro1">
          <table:table-cell office:value-type="string">
            <text:p>SEQUENCE</text:p>
          </table:table-cell>
          <table:table-cell office:value-type="float" office:value="1">
            <text:p>1</text:p>
          </table:table-cell>
          <table:table-cell office:value-type="string">
            <text:p>Groove</text:p>
          </table:table-cell>
          <table:table-cell office:value-type="string">
            <text:p>[1:7]</text:p>
          </table:table-cell>
          <table:table-cell office:value-type="string">
            <text:p>4, 8, 8t, 8 swing, 16, 16t, 16swing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Gate mode</text:p>
          </table:table-cell>
          <table:table-cell office:value-type="string">
            <text:p>[1:3]</text:p>
          </table:table-cell>
          <table:table-cell office:value-type="string">
            <text:p>Short, regular, long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Last step</text:p>
          </table:table-cell>
          <table:table-cell office:value-type="string">
            <text:p>[1-16]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Data mode</text:p>
          </table:table-cell>
          <table:table-cell office:value-type="string">
            <text:p>[1-3]</text:p>
          </table:table-cell>
          <table:table-cell office:value-type="string">
            <text:p>velocity, control change, fixed velocity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ontrol change number</text:p>
          </table:table-cell>
          <table:table-cell office:value-type="string">
            <text:p>[1 :127]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ixed velocity value</text:p>
          </table:table-cell>
          <table:table-cell office:value-type="string">
            <text:p>[1 :127]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Copy</text:p>
          </table:table-cell>
          <table:table-cell office:value-type="string">
            <text:p>[1:5]</text:p>
          </table:table-cell>
          <table:table-cell office:value-type="string">
            <text:p>Destination value is memorized for next call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Swap</text:p>
          </table:table-cell>
          <table:table-cell office:value-type="string">
            <text:p>[1:5]</text:p>
          </table:table-cell>
          <table:table-cell office:value-type="string">
            <text:p>Destination value is memorized for next call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Load from factory</text:p>
          </table:table-cell>
          <table:table-cell office:value-type="string">
            <text:p>[1:xx]</text:p>
          </table:table-cell>
          <table:table-cell office:value-type="string">
            <text:p>xx depends on how many sequences are in ROM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Dump sequence</text:p>
          </table:table-cell>
          <table:table-cell office:value-type="string">
            <text:p>[1:5]</text:p>
          </table:table-cell>
          <table:table-cell office:value-type="string">
            <text:p>default value of selector is current sequence number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Load sequence</text:p>
          </table:table-cell>
          <table:table-cell office:value-type="string">
            <text:p>[1:5]</text:p>
          </table:table-cell>
          <table:table-cell office:value-type="string">
            <text:p>default value of selector is current sequence number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Save sequence</text:p>
          </table:table-cell>
          <table:table-cell office:value-type="string">
            <text:p>[1:5]</text:p>
          </table:table-cell>
          <table:table-cell office:value-type="string">
            <text:p>default value of selector is current sequence number</text:p>
          </table:table-cell>
        </table:table-row>
        <table:table-row table:style-name="ro1"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Return to factory</text:p>
          </table:table-cell>
          <table:table-cell/>
          <table:table-cell office:value-type="string">
            <text:p>Démarrer avec seq1 et seq5 appuyés</text:p>
          </table:table-cell>
        </table:table-row>
        <table:table-row table:style-name="ro1">
          <table:table-cell table:number-columns-repeated="2"/>
          <table:table-cell office:value-type="string">
            <text:p>Mode DEBUG</text:p>
          </table:table-cell>
          <table:table-cell/>
          <table:table-cell office:value-type="string">
            <text:p>Démarrer avec seq 4 et seq5 appuyés</text:p>
          </table:table-cell>
        </table:table-row>
        <table:table-row table:style-name="ro1" table:number-rows-repeated="104853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eui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31">31/08/2019</text:date>, <text:time>16:2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Faller</meta:initial-creator>
    <meta:creation-date>2019-08-19T08:09:41.55</meta:creation-date>
    <dc:date>2019-08-31T16:24:52.48</dc:date>
    <dc:creator>Pierre Faller</dc:creator>
    <meta:editing-duration>PT21H17M30S</meta:editing-duration>
    <meta:editing-cycles>16</meta:editing-cycles>
    <meta:generator>OpenOffice/4.1.1$Win32 OpenOffice.org_project/411m6$Build-9775</meta:generator>
    <meta:document-statistic meta:table-count="3" meta:cell-count="101" meta:object-count="0"/>
  </office:meta>
</office:document-meta>
</file>